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8cm" fo:min-width="1.243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9cm" fo:min-width="0.269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2cm" fo:min-width="0cm"/>
    </style:style>
    <style:style style:name="P1" style:family="paragraph">
      <style:text-properties fo:font-size="10pt" fo:font-style="italic" style:font-size-asian="10pt" style:font-style-asian="italic" style:font-size-complex="10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744cm" svg:height="1.433cm" svg:x="0.639cm" svg:y="0.165cm">
          <draw:text-box>
            <text:p><text:span text:style-name="T1">Спасибо Виктору Данилкину уже за то, что этот процесс он провел все же </text:span></text:p>
            <text:p><text:span text:style-name="T1">в состязательной, а не инквизиционной форме, публично и лично, не пряча </text:span></text:p>
            <text:p><text:span text:style-name="T1">лицо вплоть до самого приговора, как это и должен делать настоящий судья.</text:span></text:p>
          </draw:text-box>
        </draw:frame>
        <draw:frame draw:style-name="gr2" draw:text-style-name="P3" draw:layer="layout" svg:width="1.836cm" svg:height="0.698cm" svg:x="3.412cm" svg:y="1.582cm">
          <draw:text-box>
            <text:p text:style-name="P2"><text:span text:style-name="T2">спасибо</text:span></text:p>
          </draw:text-box>
        </draw:frame>
        <draw:line draw:style-name="gr3" draw:text-style-name="P2" draw:layer="layout" svg:x1="3.809cm" svg:y1="3.444cm" svg:x2="4.2cm" svg:y2="2.164cm">
          <text:p/>
        </draw:line>
        <draw:frame draw:style-name="gr4" draw:text-style-name="P3" draw:layer="layout" svg:width="1.806cm" svg:height="0.758cm" svg:x="0.875cm" svg:y="3.445cm">
          <draw:text-box>
            <text:p text:style-name="P2"><text:span text:style-name="T2">Виктору</text:span></text:p>
          </draw:text-box>
        </draw:frame>
        <draw:line draw:style-name="gr3" draw:text-style-name="P2" draw:layer="layout" svg:x1="1.969cm" svg:y1="4.802cm" svg:x2="1.963cm" svg:y2="4.014cm">
          <text:p/>
        </draw:line>
        <draw:line draw:style-name="gr3" draw:text-style-name="P2" draw:layer="layout" svg:x1="1.232cm" svg:y1="5.288cm" svg:x2="2.732cm" svg:y2="5.288cm">
          <text:p/>
        </draw:line>
        <draw:line draw:style-name="gr3" draw:text-style-name="P2" draw:layer="layout" svg:x1="2.033cm" svg:y1="6.075cm" svg:x2="2.032cm" svg:y2="5.288cm">
          <text:p/>
        </draw:line>
        <draw:line draw:style-name="gr3" draw:text-style-name="P2" draw:layer="layout" svg:x1="2.252cm" svg:y1="6.288cm" svg:x2="2.032cm" svg:y2="6.076cm">
          <text:p/>
        </draw:line>
        <draw:line draw:style-name="gr3" draw:text-style-name="P2" draw:layer="layout" svg:x1="2.732cm" svg:y1="5.289cm" svg:x2="2.827cm" svg:y2="5.175cm">
          <text:p/>
        </draw:line>
        <draw:line draw:style-name="gr3" draw:text-style-name="P2" draw:layer="layout" svg:x1="1.141cm" svg:y1="5.401cm" svg:x2="1.236cm" svg:y2="5.287cm">
          <text:p/>
        </draw:line>
        <draw:frame draw:style-name="gr4" draw:text-style-name="P3" draw:layer="layout" svg:width="0.769cm" svg:height="0.758cm" svg:x="1.592cm" svg:y="4.719cm">
          <draw:text-box>
            <text:p text:style-name="P2"><text:span text:style-name="T2">A</text:span></text:p>
          </draw:text-box>
        </draw:frame>
        <draw:frame draw:style-name="gr4" draw:text-style-name="P3" draw:layer="layout" svg:width="0.777cm" svg:height="0.758cm" svg:x="1.29cm" svg:y="5.292cm">
          <draw:text-box>
            <text:p text:style-name="P2"><text:span text:style-name="T2">O</text:span></text:p>
          </draw:text-box>
        </draw:frame>
        <draw:frame draw:style-name="gr4" draw:text-style-name="P3" draw:layer="layout" svg:width="2.068cm" svg:height="0.758cm" svg:x="0.191cm" svg:y="5.692cm">
          <draw:text-box>
            <text:p text:style-name="P2"><text:span text:style-name="T2">Данилкин</text:span></text:p>
          </draw:text-box>
        </draw:frame>
        <draw:frame draw:style-name="gr4" draw:text-style-name="P3" draw:layer="layout" svg:width="0.798cm" svg:height="0.758cm" svg:x="1.988cm" svg:y="5.692cm">
          <draw:text-box>
            <text:p text:style-name="P2"><text:span text:style-name="T2">-у</text:span></text:p>
          </draw:text-box>
        </draw:frame>
        <draw:line draw:style-name="gr3" draw:text-style-name="P2" draw:layer="layout" svg:x1="1.999cm" svg:y1="3.238cm" svg:x2="4.22cm" svg:y2="2.166cm">
          <text:p/>
        </draw:line>
        <draw:frame draw:style-name="gr4" draw:text-style-name="P3" draw:layer="layout" svg:width="0.769cm" svg:height="0.758cm" svg:x="3.47cm" svg:y="3.356cm">
          <draw:text-box>
            <text:p text:style-name="P2"><text:span text:style-name="T2">E</text:span></text:p>
          </draw:text-box>
        </draw:frame>
        <draw:frame draw:style-name="gr4" draw:text-style-name="P3" draw:layer="layout" svg:width="1.116cm" svg:height="0.758cm" svg:x="3.27cm" svg:y="3.747cm">
          <draw:text-box>
            <text:p text:style-name="P2"><text:span text:style-name="T2">уже</text:span></text:p>
          </draw:text-box>
        </draw:frame>
        <draw:line draw:style-name="gr3" draw:text-style-name="P2" draw:layer="layout" svg:x1="5.667cm" svg:y1="2.863cm" svg:x2="4.2cm" svg:y2="2.164cm">
          <text:p/>
        </draw:line>
        <draw:frame draw:style-name="gr4" draw:text-style-name="P3" draw:layer="layout" svg:width="0.769cm" svg:height="0.758cm" svg:x="5.364cm" svg:y="2.742cm">
          <draw:text-box>
            <text:p text:style-name="P2"><text:span text:style-name="T2">E</text:span></text:p>
          </draw:text-box>
        </draw:frame>
        <draw:line draw:style-name="gr3" draw:text-style-name="P2" draw:layer="layout" svg:x1="5.73cm" svg:y1="4.07cm" svg:x2="5.729cm" svg:y2="3.283cm">
          <text:p/>
        </draw:line>
        <draw:line draw:style-name="gr3" draw:text-style-name="P2" draw:layer="layout" svg:x1="5.729cm" svg:y1="4.071cm" svg:x2="5.509cm" svg:y2="4.283cm">
          <text:p/>
        </draw:line>
        <draw:line draw:style-name="gr3" draw:text-style-name="P2" draw:layer="layout" svg:x1="4.928cm" svg:y1="3.283cm" svg:x2="6.428cm" svg:y2="3.283cm">
          <text:p/>
        </draw:line>
        <draw:line draw:style-name="gr3" draw:text-style-name="P2" draw:layer="layout" svg:x1="6.428cm" svg:y1="3.284cm" svg:x2="6.523cm" svg:y2="3.17cm">
          <text:p/>
        </draw:line>
        <draw:line draw:style-name="gr3" draw:text-style-name="P2" draw:layer="layout" svg:x1="4.837cm" svg:y1="3.396cm" svg:x2="4.932cm" svg:y2="3.282cm">
          <text:p/>
        </draw:line>
        <draw:line draw:style-name="gr3" draw:text-style-name="P2" draw:layer="layout" svg:x1="6.73cm" svg:y1="4.67cm" svg:x2="6.729cm" svg:y2="3.883cm">
          <text:p/>
        </draw:line>
        <draw:line draw:style-name="gr3" draw:text-style-name="P2" draw:layer="layout" svg:x1="6.729cm" svg:y1="4.671cm" svg:x2="6.509cm" svg:y2="4.883cm">
          <text:p/>
        </draw:line>
        <draw:line draw:style-name="gr3" draw:text-style-name="P2" draw:layer="layout" svg:x1="5.928cm" svg:y1="3.883cm" svg:x2="7.428cm" svg:y2="3.883cm">
          <text:p/>
        </draw:line>
        <draw:line draw:style-name="gr3" draw:text-style-name="P2" draw:layer="layout" svg:x1="7.428cm" svg:y1="3.884cm" svg:x2="7.523cm" svg:y2="3.77cm">
          <text:p/>
        </draw:line>
        <draw:line draw:style-name="gr3" draw:text-style-name="P2" draw:layer="layout" svg:x1="5.837cm" svg:y1="3.996cm" svg:x2="5.932cm" svg:y2="3.882cm">
          <text:p/>
        </draw:line>
        <draw:frame draw:style-name="gr5" draw:text-style-name="P5" draw:layer="layout" svg:width="2.288cm" svg:height="0.645cm" svg:x="6.233cm" svg:y="18.329cm">
          <draw:text-box>
            <text:p text:style-name="P4"><text:span text:style-name="T2">настоящий</text:span></text:p>
          </draw:text-box>
        </draw:frame>
        <draw:line draw:style-name="gr3" draw:text-style-name="P2" draw:layer="layout" svg:x1="4.299cm" svg:y1="10.975cm" svg:x2="9.848cm" svg:y2="7.627cm">
          <text:p/>
        </draw:line>
        <draw:line draw:style-name="gr3" draw:text-style-name="P2" draw:layer="layout" svg:x1="3.524cm" svg:y1="11.513cm" svg:x2="5.024cm" svg:y2="11.513cm">
          <text:p/>
        </draw:line>
        <draw:line draw:style-name="gr3" draw:text-style-name="P2" draw:layer="layout" svg:x1="4.325cm" svg:y1="12.3cm" svg:x2="4.324cm" svg:y2="11.513cm">
          <text:p/>
        </draw:line>
        <draw:line draw:style-name="gr3" draw:text-style-name="P2" draw:layer="layout" svg:x1="4.544cm" svg:y1="12.513cm" svg:x2="4.324cm" svg:y2="12.301cm">
          <text:p/>
        </draw:line>
        <draw:line draw:style-name="gr3" draw:text-style-name="P2" draw:layer="layout" svg:x1="5.024cm" svg:y1="11.514cm" svg:x2="5.119cm" svg:y2="11.4cm">
          <text:p/>
        </draw:line>
        <draw:line draw:style-name="gr3" draw:text-style-name="P2" draw:layer="layout" svg:x1="3.433cm" svg:y1="11.626cm" svg:x2="3.528cm" svg:y2="11.512cm">
          <text:p/>
        </draw:line>
        <draw:line draw:style-name="gr3" draw:text-style-name="P2" draw:layer="layout" svg:x1="6.124cm" svg:y1="15.314cm" svg:x2="6.123cm" svg:y2="14.527cm">
          <text:p/>
        </draw:line>
        <draw:line draw:style-name="gr3" draw:text-style-name="P2" draw:layer="layout" svg:x1="6.123cm" svg:y1="15.315cm" svg:x2="5.903cm" svg:y2="15.527cm">
          <text:p/>
        </draw:line>
        <draw:line draw:style-name="gr3" draw:text-style-name="P2" draw:layer="layout" svg:x1="5.322cm" svg:y1="14.527cm" svg:x2="6.822cm" svg:y2="14.527cm">
          <text:p/>
        </draw:line>
        <draw:line draw:style-name="gr3" draw:text-style-name="P2" draw:layer="layout" svg:x1="6.822cm" svg:y1="14.528cm" svg:x2="6.917cm" svg:y2="14.414cm">
          <text:p/>
        </draw:line>
        <draw:line draw:style-name="gr3" draw:text-style-name="P2" draw:layer="layout" svg:x1="5.231cm" svg:y1="14.64cm" svg:x2="5.326cm" svg:y2="14.526cm">
          <text:p/>
        </draw:line>
        <draw:line draw:style-name="gr3" draw:text-style-name="P2" draw:layer="layout" svg:x1="5.622cm" svg:y1="14.427cm" svg:x2="6.569cm" svg:y2="14.429cm">
          <text:p/>
        </draw:line>
        <draw:line draw:style-name="gr3" draw:text-style-name="P2" draw:layer="layout" svg:x1="3.825cm" svg:y1="11.413cm" svg:x2="4.772cm" svg:y2="11.415cm">
          <text:p/>
        </draw:line>
        <draw:line draw:style-name="gr3" draw:text-style-name="P2" draw:layer="layout" svg:x1="4.228cm" svg:y1="16.638cm" svg:x2="4.227cm" svg:y2="15.851cm">
          <text:p/>
        </draw:line>
        <draw:line draw:style-name="gr3" draw:text-style-name="P2" draw:layer="layout" svg:x1="4.227cm" svg:y1="16.639cm" svg:x2="4.007cm" svg:y2="16.851cm">
          <text:p/>
        </draw:line>
        <draw:line draw:style-name="gr3" draw:text-style-name="P2" draw:layer="layout" svg:x1="3.426cm" svg:y1="15.851cm" svg:x2="4.926cm" svg:y2="15.851cm">
          <text:p/>
        </draw:line>
        <draw:line draw:style-name="gr3" draw:text-style-name="P2" draw:layer="layout" svg:x1="4.926cm" svg:y1="15.852cm" svg:x2="5.021cm" svg:y2="15.738cm">
          <text:p/>
        </draw:line>
        <draw:line draw:style-name="gr3" draw:text-style-name="P2" draw:layer="layout" svg:x1="3.335cm" svg:y1="15.964cm" svg:x2="3.43cm" svg:y2="15.85cm">
          <text:p/>
        </draw:line>
        <draw:frame draw:style-name="gr4" draw:text-style-name="P3" draw:layer="layout" svg:width="0.769cm" svg:height="0.758cm" svg:x="7.074cm" svg:y="17.988cm">
          <draw:text-box>
            <text:p text:style-name="P2"><text:span text:style-name="T2">A</text:span></text:p>
          </draw:text-box>
        </draw:frame>
        <draw:frame draw:style-name="gr4" draw:text-style-name="P3" draw:layer="layout" svg:width="0.777cm" svg:height="0.758cm" svg:x="6.956cm" svg:y="16.328cm">
          <draw:text-box>
            <text:p text:style-name="P2"><text:span text:style-name="T2">O</text:span></text:p>
          </draw:text-box>
        </draw:frame>
        <draw:frame draw:style-name="gr6" draw:text-style-name="P3" draw:id="id3" draw:layer="layout" svg:width="1.023cm" svg:height="0.699cm" svg:x="9.148cm" svg:y="16.502cm">
          <draw:text-box>
            <text:p text:style-name="P2"><text:span text:style-name="T2">это</text:span></text:p>
          </draw:text-box>
        </draw:frame>
        <draw:frame draw:style-name="gr4" draw:text-style-name="P3" draw:layer="layout" svg:width="1.01cm" svg:height="0.758cm" svg:x="5.269cm" svg:y="14.585cm">
          <draw:text-box>
            <text:p text:style-name="P2"><text:span text:style-name="T2">как</text:span></text:p>
          </draw:text-box>
        </draw:frame>
        <draw:connector draw:style-name="gr7" draw:text-style-name="P2" draw:layer="layout" draw:type="curve" svg:x1="14.29cm" svg:y1="10.512cm" svg:x2="10.692cm" svg:y2="7.372cm" draw:start-shape="id1" draw:start-glue-point="0" draw:end-shape="id2" draw:end-glue-point="1" svg:d="m14290 10512c0-2094-1199-3140-3598-3140">
          <text:p/>
        </draw:connector>
        <draw:frame draw:style-name="gr4" draw:text-style-name="P3" draw:layer="layout" svg:width="0.769cm" svg:height="0.758cm" svg:x="8.557cm" svg:y="15.684cm">
          <draw:text-box>
            <text:p text:style-name="P2"><text:span text:style-name="T2">2</text:span></text:p>
          </draw:text-box>
        </draw:frame>
        <draw:frame draw:style-name="gr4" draw:text-style-name="P3" draw:layer="layout" svg:width="0.769cm" svg:height="0.758cm" svg:x="6.371cm" svg:y="3.352cm">
          <draw:text-box>
            <text:p text:style-name="P2"><text:span text:style-name="T2">A</text:span></text:p>
          </draw:text-box>
        </draw:frame>
        <draw:frame draw:style-name="gr4" draw:text-style-name="P3" draw:layer="layout" svg:width="0.858cm" svg:height="0.758cm" svg:x="5.072cm" svg:y="3.352cm">
          <draw:text-box>
            <text:p text:style-name="P2"><text:span text:style-name="T2">за</text:span></text:p>
          </draw:text-box>
        </draw:frame>
        <draw:frame draw:style-name="gr5" draw:text-style-name="P5" draw:layer="layout" svg:width="1cm" svg:height="0.645cm" svg:x="6.119cm" svg:y="4.217cm">
          <draw:text-box>
            <text:p text:style-name="P4"><text:span text:style-name="T2">Ø</text:span></text:p>
          </draw:text-box>
        </draw:frame>
        <draw:frame draw:style-name="gr5" draw:text-style-name="P5" draw:layer="layout" svg:width="1cm" svg:height="0.645cm" svg:x="6.519cm" svg:y="4.218cm">
          <draw:text-box>
            <text:p text:style-name="P4"><text:span text:style-name="T2">то</text:span></text:p>
          </draw:text-box>
        </draw:frame>
        <draw:frame draw:style-name="gr4" draw:text-style-name="P3" draw:layer="layout" svg:width="0.777cm" svg:height="0.758cm" svg:x="6.608cm" svg:y="3.914cm">
          <draw:text-box>
            <text:p text:style-name="P2"><text:span text:style-name="T2">O</text:span></text:p>
          </draw:text-box>
        </draw:frame>
        <draw:line draw:style-name="gr3" draw:text-style-name="P2" draw:layer="layout" svg:x1="8.012cm" svg:y1="7.51cm" svg:x2="8.011cm" svg:y2="6.723cm">
          <text:p/>
        </draw:line>
        <draw:line draw:style-name="gr3" draw:text-style-name="P2" draw:layer="layout" svg:x1="8.011cm" svg:y1="7.511cm" svg:x2="7.791cm" svg:y2="7.723cm">
          <text:p/>
        </draw:line>
        <draw:line draw:style-name="gr3" draw:text-style-name="P2" draw:layer="layout" svg:x1="7.21cm" svg:y1="6.723cm" svg:x2="8.71cm" svg:y2="6.723cm">
          <text:p/>
        </draw:line>
        <draw:line draw:style-name="gr3" draw:text-style-name="P2" draw:layer="layout" svg:x1="8.71cm" svg:y1="6.724cm" svg:x2="8.805cm" svg:y2="6.61cm">
          <text:p/>
        </draw:line>
        <draw:line draw:style-name="gr3" draw:text-style-name="P2" draw:layer="layout" svg:x1="7.119cm" svg:y1="6.836cm" svg:x2="7.214cm" svg:y2="6.722cm">
          <text:p/>
        </draw:line>
        <draw:line draw:style-name="gr3" draw:text-style-name="P2" draw:layer="layout" svg:x1="7.51cm" svg:y1="6.623cm" svg:x2="8.457cm" svg:y2="6.625cm">
          <text:p/>
        </draw:line>
        <draw:frame draw:style-name="gr5" draw:text-style-name="P5" draw:layer="layout" svg:width="1.035cm" svg:height="0.645cm" svg:x="7.161cm" svg:y="7.049cm">
          <draw:text-box>
            <text:p text:style-name="P4"><text:span text:style-name="T2">что</text:span></text:p>
          </draw:text-box>
        </draw:frame>
        <draw:frame draw:style-name="gr5" draw:text-style-name="P5" draw:id="id2" draw:layer="layout" svg:width="2.83cm" svg:height="0.645cm" svg:x="7.862cm" svg:y="7.05cm">
          <draw:text-box>
            <text:p text:style-name="P4"><text:span text:style-name="T2">все же провел</text:span></text:p>
          </draw:text-box>
        </draw:frame>
        <draw:frame draw:style-name="gr4" draw:text-style-name="P3" draw:layer="layout" svg:width="0.769cm" svg:height="0.758cm" svg:x="8.116cm" svg:y="6.768cm">
          <draw:text-box>
            <text:p text:style-name="P2"><text:span text:style-name="T2">I</text:span></text:p>
          </draw:text-box>
        </draw:frame>
        <draw:line draw:style-name="gr3" draw:text-style-name="P2" draw:layer="layout" svg:x1="7.044cm" svg:y1="6.818cm" svg:x2="7.043cm" svg:y2="6.031cm">
          <text:p/>
        </draw:line>
        <draw:line draw:style-name="gr3" draw:text-style-name="P2" draw:layer="layout" svg:x1="7.043cm" svg:y1="6.819cm" svg:x2="6.823cm" svg:y2="7.031cm">
          <text:p/>
        </draw:line>
        <draw:line draw:style-name="gr3" draw:text-style-name="P2" draw:layer="layout" svg:x1="6.242cm" svg:y1="6.031cm" svg:x2="7.742cm" svg:y2="6.031cm">
          <text:p/>
        </draw:line>
        <draw:line draw:style-name="gr3" draw:text-style-name="P2" draw:layer="layout" svg:x1="7.742cm" svg:y1="6.032cm" svg:x2="7.837cm" svg:y2="5.918cm">
          <text:p/>
        </draw:line>
        <draw:line draw:style-name="gr3" draw:text-style-name="P2" draw:layer="layout" svg:x1="6.151cm" svg:y1="6.144cm" svg:x2="6.246cm" svg:y2="6.03cm">
          <text:p/>
        </draw:line>
        <draw:line draw:style-name="gr3" draw:text-style-name="P2" draw:layer="layout" svg:x1="7.003cm" svg:y1="5.526cm" svg:x2="6.997cm" svg:y2="4.738cm">
          <text:p/>
        </draw:line>
        <draw:frame draw:style-name="gr4" draw:text-style-name="P3" draw:layer="layout" svg:width="0.769cm" svg:height="0.758cm" svg:x="6.702cm" svg:y="5.447cm">
          <draw:text-box>
            <text:p text:style-name="P2"><text:span text:style-name="T2">A</text:span></text:p>
          </draw:text-box>
        </draw:frame>
        <draw:frame draw:style-name="gr4" draw:text-style-name="P3" draw:layer="layout" svg:width="0.769cm" svg:height="0.758cm" svg:x="7.613cm" svg:y="6.061cm">
          <draw:text-box>
            <text:p text:style-name="P2"><text:span text:style-name="T2">E</text:span></text:p>
          </draw:text-box>
        </draw:frame>
        <draw:frame draw:style-name="gr5" draw:text-style-name="P5" draw:layer="layout" svg:width="1cm" svg:height="0.645cm" svg:x="6.422cm" svg:y="6.342cm">
          <draw:text-box>
            <text:p text:style-name="P4"><text:span text:style-name="T2">Ø</text:span></text:p>
          </draw:text-box>
        </draw:frame>
        <draw:line draw:style-name="gr3" draw:text-style-name="P2" draw:layer="layout" svg:x1="1.825cm" svg:y1="9.67cm" svg:x2="9.713cm" svg:y2="7.667cm">
          <text:p/>
        </draw:line>
        <draw:line draw:style-name="gr3" draw:text-style-name="P2" draw:layer="layout" svg:x1="10.734cm" svg:y1="8.704cm" svg:x2="9.85cm" svg:y2="7.644cm">
          <text:p/>
        </draw:line>
        <draw:frame draw:style-name="gr4" draw:text-style-name="P3" draw:layer="layout" svg:width="0.769cm" svg:height="0.758cm" svg:x="9.888cm" svg:y="8.013cm">
          <draw:text-box>
            <text:p text:style-name="P2"><text:span text:style-name="T2">1</text:span></text:p>
          </draw:text-box>
        </draw:frame>
        <draw:frame draw:style-name="gr4" draw:text-style-name="P3" draw:layer="layout" svg:width="0.769cm" svg:height="0.758cm" svg:x="10.872cm" svg:y="8.01cm">
          <draw:text-box>
            <text:p text:style-name="P2"><text:span text:style-name="T2">2</text:span></text:p>
          </draw:text-box>
        </draw:frame>
        <draw:frame draw:style-name="gr4" draw:text-style-name="P3" draw:layer="layout" svg:width="0.777cm" svg:height="0.758cm" svg:x="10.415cm" svg:y="8.573cm">
          <draw:text-box>
            <text:p text:style-name="P2"><text:span text:style-name="T2">O</text:span></text:p>
          </draw:text-box>
        </draw:frame>
        <draw:frame draw:style-name="gr4" draw:text-style-name="P3" draw:layer="layout" svg:width="0.891cm" svg:height="0.758cm" svg:x="10.36cm" svg:y="8.899cm">
          <draw:text-box>
            <text:p text:style-name="P2"><text:span text:style-name="T2">он</text:span></text:p>
          </draw:text-box>
        </draw:frame>
        <draw:frame draw:style-name="gr4" draw:text-style-name="P3" draw:layer="layout" svg:width="0.777cm" svg:height="0.758cm" svg:x="11.868cm" svg:y="8.421cm">
          <draw:text-box>
            <text:p text:style-name="P2"><text:span text:style-name="T2">O</text:span></text:p>
          </draw:text-box>
        </draw:frame>
        <draw:frame draw:style-name="gr4" draw:text-style-name="P3" draw:layer="layout" svg:width="1.831cm" svg:height="0.758cm" svg:x="11.669cm" svg:y="8.721cm">
          <draw:text-box>
            <text:p text:style-name="P2"><text:span text:style-name="T2">процесс</text:span></text:p>
          </draw:text-box>
        </draw:frame>
        <draw:line draw:style-name="gr3" draw:text-style-name="P2" draw:layer="layout" svg:x1="12.303cm" svg:y1="10.026cm" svg:x2="12.297cm" svg:y2="9.238cm">
          <text:p/>
        </draw:line>
        <draw:frame draw:style-name="gr4" draw:text-style-name="P3" draw:layer="layout" svg:width="0.769cm" svg:height="0.758cm" svg:x="11.956cm" svg:y="9.938cm">
          <draw:text-box>
            <text:p text:style-name="P2"><text:span text:style-name="T2">A</text:span></text:p>
          </draw:text-box>
        </draw:frame>
        <draw:frame draw:style-name="gr4" draw:text-style-name="P3" draw:layer="layout" svg:width="1.175cm" svg:height="0.758cm" svg:x="11.641cm" svg:y="10.296cm">
          <draw:text-box>
            <text:p text:style-name="P2"><text:span text:style-name="T2">этот</text:span></text:p>
          </draw:text-box>
        </draw:frame>
        <draw:frame draw:style-name="gr4" draw:text-style-name="P3" draw:layer="layout" svg:width="0.769cm" svg:height="0.758cm" svg:x="7.884cm" svg:y="10.076cm">
          <draw:text-box>
            <text:p text:style-name="P2"><text:span text:style-name="T2">E</text:span></text:p>
          </draw:text-box>
        </draw:frame>
        <draw:line draw:style-name="gr3" draw:text-style-name="P2" draw:layer="layout" svg:x1="8.268cm" svg:y1="11.434cm" svg:x2="8.267cm" svg:y2="10.647cm">
          <text:p/>
        </draw:line>
        <draw:line draw:style-name="gr3" draw:text-style-name="P2" draw:layer="layout" svg:x1="8.267cm" svg:y1="11.435cm" svg:x2="8.047cm" svg:y2="11.647cm">
          <text:p/>
        </draw:line>
        <draw:line draw:style-name="gr3" draw:text-style-name="P2" draw:layer="layout" svg:x1="7.466cm" svg:y1="10.647cm" svg:x2="8.966cm" svg:y2="10.647cm">
          <text:p/>
        </draw:line>
        <draw:line draw:style-name="gr3" draw:text-style-name="P2" draw:layer="layout" svg:x1="8.966cm" svg:y1="10.648cm" svg:x2="9.061cm" svg:y2="10.534cm">
          <text:p/>
        </draw:line>
        <draw:line draw:style-name="gr3" draw:text-style-name="P2" draw:layer="layout" svg:x1="7.375cm" svg:y1="10.76cm" svg:x2="7.47cm" svg:y2="10.646cm">
          <text:p/>
        </draw:line>
        <draw:frame draw:style-name="gr4" draw:text-style-name="P3" draw:layer="layout" svg:width="0.777cm" svg:height="0.758cm" svg:x="8.147cm" svg:y="10.564cm">
          <draw:text-box>
            <text:p text:style-name="P2"><text:span text:style-name="T2">О</text:span></text:p>
          </draw:text-box>
        </draw:frame>
        <draw:frame draw:style-name="gr4" draw:text-style-name="P3" draw:layer="layout" svg:width="1.615cm" svg:height="0.758cm" svg:x="8.148cm" svg:y="10.964cm">
          <draw:text-box>
            <text:p text:style-name="P2"><text:span text:style-name="T2">форма</text:span></text:p>
          </draw:text-box>
        </draw:frame>
        <draw:frame draw:style-name="gr4" draw:text-style-name="P3" draw:layer="layout" svg:width="0.769cm" svg:height="0.758cm" svg:x="7.448cm" svg:y="10.564cm">
          <draw:text-box>
            <text:p text:style-name="P2"><text:span text:style-name="T2">в</text:span></text:p>
          </draw:text-box>
        </draw:frame>
        <draw:frame draw:style-name="gr4" draw:text-style-name="P3" draw:layer="layout" svg:width="0.815cm" svg:height="0.758cm" svg:x="7.449cm" svg:y="10.964cm">
          <draw:text-box>
            <text:p text:style-name="P2"><text:span text:style-name="T2">-е</text:span></text:p>
          </draw:text-box>
        </draw:frame>
        <draw:line draw:style-name="gr3" draw:text-style-name="P2" draw:layer="layout" svg:x1="9.07cm" svg:y1="13.251cm" svg:x2="8.185cm" svg:y2="13.252cm">
          <text:p/>
        </draw:line>
        <draw:line draw:style-name="gr3" draw:text-style-name="P2" draw:layer="layout" svg:x1="10.393cm" svg:y1="13.251cm" svg:x2="9.485cm" svg:y2="13.252cm">
          <text:p/>
        </draw:line>
        <draw:frame draw:style-name="gr8" draw:text-style-name="P5" draw:layer="layout" svg:width="0.675cm" svg:height="0.645cm" svg:x="8.985cm" svg:y="12.507cm">
          <draw:text-box>
            <text:p text:style-name="P2"><text:span text:style-name="T2"><text:s/></text:span><text:span text:style-name="T2">j</text:span></text:p>
          </draw:text-box>
        </draw:frame>
        <draw:frame draw:style-name="gr4" draw:text-style-name="P3" draw:layer="layout" svg:width="0.769cm" svg:height="0.758cm" svg:x="8.971cm" svg:y="12.936cm">
          <draw:text-box>
            <text:p text:style-name="P2"><text:span text:style-name="T2">a</text:span></text:p>
          </draw:text-box>
        </draw:frame>
        <draw:frame draw:style-name="gr4" draw:text-style-name="P3" draw:layer="layout" svg:width="0.769cm" svg:height="0.758cm" svg:x="6.925cm" svg:y="12.671cm">
          <draw:text-box>
            <text:p text:style-name="P2"><text:span text:style-name="T2">A</text:span></text:p>
          </draw:text-box>
        </draw:frame>
        <draw:frame draw:style-name="gr4" draw:text-style-name="P3" draw:layer="layout" svg:width="0.769cm" svg:height="0.758cm" svg:x="10.29cm" svg:y="12.731cm">
          <draw:text-box>
            <text:p text:style-name="P2"><text:span text:style-name="T2">A</text:span></text:p>
          </draw:text-box>
        </draw:frame>
        <draw:frame draw:style-name="gr4" draw:text-style-name="P3" draw:layer="layout" svg:width="3.639cm" svg:height="0.758cm" svg:x="9.491cm" svg:y="13.222cm">
          <draw:text-box>
            <text:p text:style-name="P2"><text:span text:style-name="T2">не инквизиционной</text:span></text:p>
          </draw:text-box>
        </draw:frame>
        <draw:frame draw:style-name="gr4" draw:text-style-name="P3" draw:layer="layout" svg:width="3.063cm" svg:height="0.758cm" svg:x="5.926cm" svg:y="13.171cm">
          <draw:text-box>
            <text:p text:style-name="P2"><text:span text:style-name="T2">состязательной</text:span></text:p>
          </draw:text-box>
        </draw:frame>
        <draw:line draw:style-name="gr3" draw:text-style-name="P2" draw:layer="layout" svg:x1="7.697cm" svg:y1="12.657cm" svg:x2="9.033cm" svg:y2="11.475cm">
          <text:p/>
        </draw:line>
        <draw:line draw:style-name="gr3" draw:text-style-name="P2" draw:layer="layout" svg:x1="10.163cm" svg:y1="12.597cm" svg:x2="9.034cm" svg:y2="11.476cm">
          <text:p/>
        </draw:line>
        <draw:line draw:style-name="gr3" draw:text-style-name="P2" draw:layer="layout" svg:x1="12.207cm" svg:y1="8.539cm" svg:x2="9.85cm" svg:y2="7.644cm">
          <text:p/>
        </draw:line>
        <draw:line draw:style-name="gr3" draw:text-style-name="P2" draw:layer="layout" svg:x1="8.268cm" svg:y1="10.143cm" svg:x2="9.85cm" svg:y2="7.644cm">
          <text:p/>
        </draw:line>
        <draw:line draw:style-name="gr3" draw:text-style-name="P2" draw:layer="layout" svg:x1="4.037cm" svg:y1="9.785cm" svg:x2="9.848cm" svg:y2="7.628cm">
          <text:p/>
        </draw:line>
        <draw:line draw:style-name="gr3" draw:text-style-name="P2" draw:layer="layout" svg:x1="2.489cm" svg:y1="10.095cm" svg:x2="1.908cm" svg:y2="10.081cm">
          <text:p/>
        </draw:line>
        <draw:line draw:style-name="gr3" draw:text-style-name="P2" draw:layer="layout" svg:x1="3.664cm" svg:y1="10.127cm" svg:x2="2.975cm" svg:y2="10.122cm">
          <text:p/>
        </draw:line>
        <draw:frame draw:style-name="gr9" draw:text-style-name="P5" draw:layer="layout" svg:width="0.675cm" svg:height="0.645cm" svg:x="2.384cm" svg:y="9.476cm">
          <draw:text-box>
            <text:p text:style-name="P2"><text:span text:style-name="T2"><text:s/></text:span><text:span text:style-name="T2">j</text:span></text:p>
          </draw:text-box>
        </draw:frame>
        <draw:frame draw:style-name="gr4" draw:text-style-name="P3" draw:layer="layout" svg:width="0.769cm" svg:height="0.758cm" svg:x="2.361cm" svg:y="9.806cm">
          <draw:text-box>
            <text:p text:style-name="P2"><text:span text:style-name="T2">и</text:span></text:p>
          </draw:text-box>
        </draw:frame>
        <draw:frame draw:style-name="gr4" draw:text-style-name="P3" draw:layer="layout" svg:width="0.769cm" svg:height="0.758cm" svg:x="1.315cm" svg:y="9.641cm">
          <draw:text-box>
            <text:p text:style-name="P2"><text:span text:style-name="T2">E</text:span></text:p>
          </draw:text-box>
        </draw:frame>
        <draw:frame draw:style-name="gr4" draw:text-style-name="P3" draw:layer="layout" svg:width="0.769cm" svg:height="0.758cm" svg:x="3.58cm" svg:y="9.701cm">
          <draw:text-box>
            <text:p text:style-name="P2"><text:span text:style-name="T2">E</text:span></text:p>
          </draw:text-box>
        </draw:frame>
        <draw:frame draw:style-name="gr4" draw:text-style-name="P3" draw:layer="layout" svg:width="1.471cm" svg:height="0.758cm" svg:x="3.081cm" svg:y="10.034cm">
          <draw:text-box>
            <text:p text:style-name="P2"><text:span text:style-name="T2">лично</text:span></text:p>
          </draw:text-box>
        </draw:frame>
        <draw:frame draw:style-name="gr4" draw:text-style-name="P3" draw:layer="layout" svg:width="2.03cm" svg:height="0.758cm" svg:x="0.493cm" svg:y="9.96cm">
          <draw:text-box>
            <text:p text:style-name="P2"><text:span text:style-name="T2">публично</text:span></text:p>
          </draw:text-box>
        </draw:frame>
        <draw:frame draw:style-name="gr4" draw:text-style-name="P3" draw:layer="layout" svg:width="0.769cm" svg:height="0.758cm" svg:x="3.919cm" svg:y="10.824cm">
          <draw:text-box>
            <text:p text:style-name="P2"><text:span text:style-name="T2">E</text:span></text:p>
          </draw:text-box>
        </draw:frame>
        <draw:frame draw:style-name="gr4" draw:text-style-name="P3" draw:layer="layout" svg:width="2.246cm" svg:height="0.758cm" svg:x="2.241cm" svg:y="11.864cm">
          <draw:text-box>
            <text:p text:style-name="P2"><text:span text:style-name="T2">не прятать</text:span></text:p>
          </draw:text-box>
        </draw:frame>
        <draw:frame draw:style-name="gr4" draw:text-style-name="P3" draw:layer="layout" svg:width="0.769cm" svg:height="0.758cm" svg:x="3.507cm" svg:y="11.566cm">
          <draw:text-box>
            <text:p text:style-name="P2"><text:span text:style-name="T2">I</text:span></text:p>
          </draw:text-box>
        </draw:frame>
        <draw:frame draw:style-name="gr4" draw:text-style-name="P3" draw:layer="layout" svg:width="0.993cm" svg:height="0.758cm" svg:x="4.27cm" svg:y="11.85cm">
          <draw:text-box>
            <text:p text:style-name="P2"><text:span text:style-name="T2">-чя</text:span></text:p>
          </draw:text-box>
        </draw:frame>
        <draw:line draw:style-name="gr3" draw:text-style-name="P2" draw:layer="layout" svg:x1="2.279cm" svg:y1="13.726cm" svg:x2="3.71cm" svg:y2="12.449cm">
          <text:p/>
        </draw:line>
        <draw:line draw:style-name="gr3" draw:text-style-name="P2" draw:layer="layout" svg:x1="4.169cm" svg:y1="13.884cm" svg:x2="3.711cm" svg:y2="12.449cm">
          <text:p/>
        </draw:line>
        <draw:line draw:style-name="gr3" draw:text-style-name="P2" draw:layer="layout" svg:x1="6.075cm" svg:y1="13.892cm" svg:x2="3.711cm" svg:y2="12.45cm">
          <text:p/>
        </draw:line>
        <draw:frame draw:style-name="gr4" draw:text-style-name="P3" draw:layer="layout" svg:width="0.769cm" svg:height="0.758cm" svg:x="2cm" svg:y="12.735cm">
          <draw:text-box>
            <text:p text:style-name="P2"><text:span text:style-name="T2">2</text:span></text:p>
          </draw:text-box>
        </draw:frame>
        <draw:frame draw:style-name="gr4" draw:text-style-name="P3" draw:layer="layout" svg:width="0.777cm" svg:height="0.758cm" svg:x="1.5cm" svg:y="3.117cm">
          <draw:text-box>
            <text:p text:style-name="P2"><text:span text:style-name="T2">O</text:span></text:p>
          </draw:text-box>
        </draw:frame>
        <draw:frame draw:style-name="gr4" draw:text-style-name="P3" draw:layer="layout" svg:width="0.777cm" svg:height="0.758cm" svg:x="1.7cm" svg:y="13.444cm">
          <draw:text-box>
            <text:p text:style-name="P2"><text:span text:style-name="T2">О</text:span></text:p>
          </draw:text-box>
        </draw:frame>
        <draw:frame draw:style-name="gr4" draw:text-style-name="P3" draw:layer="layout" svg:width="1.294cm" svg:height="0.758cm" svg:x="1.501cm" svg:y="13.744cm">
          <draw:text-box>
            <text:p text:style-name="P2"><text:span text:style-name="T2">лицо</text:span></text:p>
          </draw:text-box>
        </draw:frame>
        <draw:frame draw:style-name="gr4" draw:text-style-name="P3" draw:layer="layout" svg:width="0.769cm" svg:height="0.758cm" svg:x="3.854cm" svg:y="13.803cm">
          <draw:text-box>
            <text:p text:style-name="P2"><text:span text:style-name="T2">E</text:span></text:p>
          </draw:text-box>
        </draw:frame>
        <draw:frame draw:style-name="gr4" draw:text-style-name="P3" draw:layer="layout" svg:width="1.615cm" svg:height="0.758cm" svg:x="3.455cm" svg:y="14.134cm">
          <draw:text-box>
            <text:p text:style-name="P2"><text:span text:style-name="T2">вплоть</text:span></text:p>
          </draw:text-box>
        </draw:frame>
        <draw:line draw:style-name="gr3" draw:text-style-name="P2" draw:layer="layout" svg:x1="7.406cm" svg:y1="18.103cm" svg:x2="7.4cm" svg:y2="17.315cm">
          <text:p/>
        </draw:line>
        <draw:line draw:style-name="gr3" draw:text-style-name="P2" draw:layer="layout" svg:x1="4.211cm" svg:y1="15.429cm" svg:x2="4.205cm" svg:y2="14.641cm">
          <text:p/>
        </draw:line>
        <draw:frame draw:style-name="gr4" draw:text-style-name="P3" draw:layer="layout" svg:width="0.769cm" svg:height="0.758cm" svg:x="3.909cm" svg:y="15.291cm">
          <draw:text-box>
            <text:p text:style-name="P2"><text:span text:style-name="T2">E</text:span></text:p>
          </draw:text-box>
        </draw:frame>
        <draw:frame draw:style-name="gr4" draw:text-style-name="P3" draw:layer="layout" svg:width="0.777cm" svg:height="0.758cm" svg:x="4.121cm" svg:y="15.805cm">
          <draw:text-box>
            <text:p text:style-name="P2"><text:span text:style-name="T2">O</text:span></text:p>
          </draw:text-box>
        </draw:frame>
        <draw:frame draw:style-name="gr4" draw:text-style-name="P3" draw:layer="layout" svg:width="1.967cm" svg:height="0.758cm" svg:x="4.122cm" svg:y="16.205cm">
          <draw:text-box>
            <text:p text:style-name="P2"><text:span text:style-name="T2">приговор</text:span></text:p>
          </draw:text-box>
        </draw:frame>
        <draw:frame draw:style-name="gr4" draw:text-style-name="P3" draw:layer="layout" svg:width="0.815cm" svg:height="0.758cm" svg:x="3.523cm" svg:y="16.205cm">
          <draw:text-box>
            <text:p text:style-name="P2"><text:span text:style-name="T2">-а</text:span></text:p>
          </draw:text-box>
        </draw:frame>
        <draw:frame draw:style-name="gr4" draw:text-style-name="P3" draw:layer="layout" svg:width="0.9cm" svg:height="0.758cm" svg:x="3.424cm" svg:y="15.805cm">
          <draw:text-box>
            <text:p text:style-name="P2"><text:span text:style-name="T2">до</text:span></text:p>
          </draw:text-box>
        </draw:frame>
        <draw:line draw:style-name="gr3" draw:text-style-name="P2" draw:layer="layout" svg:x1="4.79cm" svg:y1="17.579cm" svg:x2="4.784cm" svg:y2="16.791cm">
          <text:p/>
        </draw:line>
        <draw:frame draw:style-name="gr4" draw:text-style-name="P3" draw:layer="layout" svg:width="0.769cm" svg:height="0.758cm" svg:x="4.432cm" svg:y="17.513cm">
          <draw:text-box>
            <text:p text:style-name="P2"><text:span text:style-name="T2">A</text:span></text:p>
          </draw:text-box>
        </draw:frame>
        <draw:frame draw:style-name="gr4" draw:text-style-name="P3" draw:layer="layout" svg:width="1.624cm" svg:height="0.758cm" svg:x="4.033cm" svg:y="17.813cm">
          <draw:text-box>
            <text:p text:style-name="P2"><text:span text:style-name="T2">самого</text:span></text:p>
          </draw:text-box>
        </draw:frame>
        <draw:frame draw:style-name="gr4" draw:text-style-name="P3" draw:layer="layout" svg:width="0.769cm" svg:height="0.758cm" svg:x="5.709cm" svg:y="13.843cm">
          <draw:text-box>
            <text:p text:style-name="P2"><text:span text:style-name="T2">E</text:span></text:p>
          </draw:text-box>
        </draw:frame>
        <draw:frame draw:style-name="gr4" draw:text-style-name="P3" draw:layer="layout" svg:width="0.769cm" svg:height="0.758cm" svg:x="8.069cm" svg:y="14.585cm">
          <draw:text-box>
            <text:p text:style-name="P2"><text:span text:style-name="T2">I</text:span></text:p>
          </draw:text-box>
        </draw:frame>
        <draw:frame draw:style-name="gr4" draw:text-style-name="P3" draw:layer="layout" svg:width="3.228cm" svg:height="0.758cm" svg:x="6.058cm" svg:y="14.85cm">
          <draw:text-box>
            <text:p text:style-name="P2"><text:span text:style-name="T2">и должен делать</text:span></text:p>
          </draw:text-box>
        </draw:frame>
        <draw:line draw:style-name="gr3" draw:text-style-name="P2" draw:layer="layout" svg:x1="7.398cm" svg:y1="16.428cm" svg:x2="8.367cm" svg:y2="15.44cm">
          <text:p/>
        </draw:line>
        <draw:line draw:style-name="gr3" draw:text-style-name="P2" draw:layer="layout" svg:x1="9.603cm" svg:y1="16.345cm" svg:x2="8.368cm" svg:y2="15.44cm">
          <text:p/>
        </draw:line>
        <draw:frame draw:style-name="gr4" draw:text-style-name="P3" draw:layer="layout" svg:width="0.777cm" svg:height="0.758cm" svg:x="9.232cm" svg:y="16.229cm">
          <draw:text-box>
            <text:p text:style-name="P2"><text:span text:style-name="T2">O</text:span></text:p>
          </draw:text-box>
        </draw:frame>
        <draw:frame draw:style-name="gr4" draw:text-style-name="P3" draw:layer="layout" svg:width="0.769cm" svg:height="0.758cm" svg:x="7.208cm" svg:y="15.642cm">
          <draw:text-box>
            <text:p text:style-name="P2"><text:span text:style-name="T2">1</text:span></text:p>
          </draw:text-box>
        </draw:frame>
        <draw:frame draw:style-name="gr4" draw:text-style-name="P3" draw:layer="layout" svg:width="1.421cm" svg:height="0.758cm" svg:x="6.657cm" svg:y="16.728cm">
          <draw:text-box>
            <text:p text:style-name="P2"><text:span text:style-name="T2">судья</text:span></text:p>
          </draw:text-box>
        </draw:frame>
        <draw:line draw:style-name="gr7" draw:text-style-name="P2" draw:id="id1" draw:layer="layout" svg:x1="14.303cm" svg:y1="14.696cm" svg:x2="14.277cm" svg:y2="10.512cm">
          <text:p/>
        </draw:line>
        <draw:connector draw:style-name="gr7" draw:text-style-name="P2" draw:layer="layout" draw:type="curve" svg:x1="10.171cm" svg:y1="16.851cm" svg:x2="14.29cm" svg:y2="14.696cm" draw:start-shape="id3" draw:start-glue-point="1" draw:end-shape="id1" draw:end-glue-point="2" svg:d="m10171 16851c2746 0 4119-718 4119-2155">
          <text:p/>
        </draw:connector>
        <draw:frame draw:style-name="gr4" draw:text-style-name="P3" draw:layer="layout" svg:width="0.769cm" svg:height="0.758cm" svg:x="2.111cm" svg:y="2.474cm">
          <draw:text-box>
            <text:p text:style-name="P2"><text:span text:style-name="T2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9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6T00:07:53</dc:date>
    <dc:creator>artur </dc:creator>
    <meta:editing-duration>PT10H31M52S</meta:editing-duration>
    <meta:editing-cycles>69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53"/>
  </office:meta>
</office:document-meta>
</file>